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1.2563in"/>
    </style:style>
    <style:style style:name="co12" style:family="table-column">
      <style:table-column-properties fo:break-before="auto" style:column-width="1.2665in"/>
    </style:style>
    <style:style style:name="co15" style:family="table-column">
      <style:table-column-properties fo:break-before="auto" style:column-width="0.96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10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2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3" style:family="table-cell" style:parent-style-name="Default">
      <style:text-properties style:font-name="Droid Sans Mono" fo:font-weight="bold" style:font-weight-asian="bold" style:font-weight-complex="bold"/>
    </style:style>
    <style:style style:name="ce14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7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ff3333" style:font-name="Arial"/>
    </style:style>
    <style:style style:name="ce25" style:family="table-cell" style:parent-style-name="Default">
      <style:text-properties fo:color="#ff6666" style:font-name="Arial"/>
    </style:style>
    <style:style style:name="ce26" style:family="table-cell" style:parent-style-name="Default">
      <style:text-properties fo:color="#ff0000" style:font-name="Arial"/>
    </style:style>
    <style:style style:name="ce27" style:family="table-cell" style:parent-style-name="Default">
      <style:text-properties fo:color="#ff6600" style:font-name="Ari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6600" style:font-name="Arial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7e0021" fo:font-weight="bold" style:font-weight-asian="bold" style:font-weight-complex="bold"/>
    </style:style>
    <style:style style:name="ce37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00ff" fo:font-weight="bold" style:font-weight-asian="bold" style:font-weight-complex="bold"/>
    </style:style>
    <style:style style:name="ce39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6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7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10"/>
        <table:table-column table:style-name="co7" table:default-cell-style-name="ce11"/>
        <table:table-column table:style-name="co8" table:default-cell-style-name="ce13"/>
        <table:table-column table:style-name="co1" table:default-cell-style-name="Default"/>
        <table:table-column table:style-name="co10" table:default-cell-style-name="ce21"/>
        <table:table-column table:style-name="co1" table:default-cell-style-name="ce30"/>
        <table:table-column table:style-name="co11" table:default-cell-style-name="ce36"/>
        <table:table-column table:style-name="co1" table:default-cell-style-name="Default"/>
        <table:table-column table:style-name="co12" table:default-cell-style-name="ce28"/>
        <table:table-column table:style-name="co15" table:default-cell-style-name="Default"/>
        <table:table-column table:style-name="co16" table:default-cell-style-name="ce38"/>
        <table:table-column table:style-name="co1" table:default-cell-style-name="ce10"/>
        <table:table-column table:style-name="co17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Part</text:p>
          </table:table-cell>
          <table:table-cell table:style-name="ce20" office:value-type="string">
            <text:p>English</text:p>
          </table:table-cell>
          <table:table-cell table:style-name="ce20" office:value-type="string">
            <text:p>Spanish</text:p>
          </table:table-cell>
          <table:table-cell table:style-name="ce35" office:value-type="string">
            <text:p>Franch</text:p>
          </table:table-cell>
          <table:table-cell table:style-name="ce18" office:value-type="string">
            <text:p>Italian</text:p>
          </table:table-cell>
          <table:table-cell table:style-name="ce18" office:value-type="string">
            <text:p>Latin</text:p>
          </table:table-cell>
          <table:table-cell table:style-name="ce18" office:value-type="string">
            <text:p>Romanian</text:p>
          </table:table-cell>
          <table:table-cell table:style-name="ce18" office:value-type="string">
            <text:p>German</text:p>
          </table:table-cell>
          <table:table-cell office:value-type="string">
            <text:p>Priority</text:p>
          </table:table-cell>
          <table:table-cell table:style-name="ce18" office:value-type="string">
            <text:p>count</text:p>
          </table:table-cell>
          <table:table-cell table:style-name="ce39"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9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oxo</text:p>
          </table:table-cell>
          <table:table-cell office:value-type="string">
            <text:p>adjective</text:p>
          </table:table-cell>
          <table:table-cell office:value-type="string">
            <text:p>close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n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1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1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pu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2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2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2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2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2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3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3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3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ut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3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4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4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4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5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5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6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6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ucho</text:p>
          </table:table-cell>
          <table:table-cell office:value-type="string">
            <text:p>adjective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AD</text:p>
          </table:table-cell>
          <table:table-cell table:formula="of:=LEN([.C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6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6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6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i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6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c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adjective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h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9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table:style-name="ce22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22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1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1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1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1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0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10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0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1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s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a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1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1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1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j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1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1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1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bo</text:p>
          </table:table-cell>
          <table:table-cell office:value-type="string">
            <text:p>adverb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1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1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1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po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1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1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c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1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yri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1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1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1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pexy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ar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1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14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1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omai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1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1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1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1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1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qemai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1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BA</text:p>
          </table:table-cell>
          <table:table-cell table:formula="of:=LEN([.C1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1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1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1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1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1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1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1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1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1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1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mai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16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1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1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1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1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1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1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1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1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1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7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1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1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1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1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1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1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1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1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1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1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1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1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1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BA</text:p>
          </table:table-cell>
          <table:table-cell table:formula="of:=LEN([.C1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BA</text:p>
          </table:table-cell>
          <table:table-cell table:formula="of:=LEN([.C1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1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2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2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2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2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BA</text:p>
          </table:table-cell>
          <table:table-cell table:formula="of:=LEN([.C2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2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BA</text:p>
          </table:table-cell>
          <table:table-cell table:formula="of:=LEN([.C2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BA</text:p>
          </table:table-cell>
          <table:table-cell table:formula="of:=LEN([.C2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BA</text:p>
          </table:table-cell>
          <table:table-cell table:formula="of:=LEN([.C2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ica</text:p>
          </table:table-cell>
          <table:table-cell office:value-type="string">
            <text:p>adverb</text:p>
          </table:table-cell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2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culoar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culoar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culoar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culoar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lo</text:p>
          </table:table-cell>
          <table:table-cell office:value-type="string">
            <text:p>culoar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5">
            <text:p>5</text:p>
          </table:table-cell>
          <table:table-cell office:value-type="string">
            <text:p>abe</text:p>
          </table:table-cell>
          <table:table-cell office:value-type="string">
            <text:p>nou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2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2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2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2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2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2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2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2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2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2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2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2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2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2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2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2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2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2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2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2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2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2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2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2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2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2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2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2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2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2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2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uovo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2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ie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2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2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2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2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i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2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2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2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2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2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2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2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2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2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2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2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2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2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2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2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2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2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BA</text:p>
          </table:table-cell>
          <table:table-cell table:formula="of:=LEN([.C2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2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2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2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27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2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2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2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2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2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2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2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2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2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2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2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2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2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2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2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2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2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2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2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2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2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2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2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2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3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3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3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BA</text:p>
          </table:table-cell>
          <table:table-cell table:formula="of:=LEN([.C3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3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3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3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3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3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3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3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31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3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oca</text:p>
          </table:table-cell>
          <table:table-cell office:value-type="string">
            <text:p>numeral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numeral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 office:value-type="string">
            <text:p>numeral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ut</text:p>
          </table:table-cell>
          <table:table-cell office:value-type="string">
            <text:p>numeral</text:p>
          </table:table-cell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AC</text:p>
          </table:table-cell>
          <table:table-cell table:formula="of:=LEN([.C3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ov</text:p>
          </table:table-cell>
          <table:table-cell office:value-type="string">
            <text:p>numeral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3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xet</text:p>
          </table:table-cell>
          <table:table-cell office:value-type="string">
            <text:p>numeral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ei</text:p>
          </table:table-cell>
          <table:table-cell office:value-type="string">
            <text:p>numeral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numeral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iz</text:p>
          </table:table-cell>
          <table:table-cell office:value-type="string">
            <text:p>numeral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ia</text:p>
          </table:table-cell>
          <table:table-cell office:value-type="string">
            <text:p>numeral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32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ue</text:p>
          </table:table-cell>
          <table:table-cell office:value-type="string">
            <text:p>numeral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32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23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4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3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3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3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33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3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AC</text:p>
          </table:table-cell>
          <table:table-cell table:formula="of:=LEN([.C3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33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3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3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3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AC</text:p>
          </table:table-cell>
          <table:table-cell table:formula="of:=LEN([.C3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 table:style-name="ce25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3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6" office:value-type="string">
            <text:p>below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BA</text:p>
          </table:table-cell>
          <table:table-cell table:formula="of:=LEN([.C3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3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4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4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3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AC</text:p>
          </table:table-cell>
          <table:table-cell table:formula="of:=LEN([.C3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34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table:style-name="ce23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3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BA</text:p>
          </table:table-cell>
          <table:table-cell table:formula="of:=LEN([.C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 table:style-name="ce25" office:value-type="string">
            <text:p>closeto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35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AC</text:p>
          </table:table-cell>
          <table:table-cell table:formula="of:=LEN([.C3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3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3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35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23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3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6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table:style-name="ce23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3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36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36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36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3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6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conjunc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3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7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 table:style-name="ce26" office:value-type="string">
            <text:p>infront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7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3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37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3" office:value-type="string">
            <text:p>in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BA</text:p>
          </table:table-cell>
          <table:table-cell table:formula="of:=LEN([.C37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7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BA</text:p>
          </table:table-cell>
          <table:table-cell table:formula="of:=LEN([.C3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76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23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37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AC</text:p>
          </table:table-cell>
          <table:table-cell table:formula="of:=LEN([.C3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37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place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3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8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8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3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 table:style-name="ce24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3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3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8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3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op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8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39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3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f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BA</text:p>
          </table:table-cell>
          <table:table-cell table:formula="of:=LEN([.C39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3" office:value-type="string">
            <text:p>of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3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AD</text:p>
          </table:table-cell>
          <table:table-cell table:formula="of:=LEN([.C4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6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3" office:value-type="string">
            <text:p>on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7" office:value-type="string">
            <text:p>sober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4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6" office:value-type="string">
            <text:p>ontop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4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el</text:p>
          </table:table-cell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4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4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8])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6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4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over</text:p>
          </table:table-cell>
          <table:table-cell office:value-type="string">
            <text:p>preposition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AB</text:p>
          </table:table-cell>
          <table:table-cell table:formula="of:=LEN([.C4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3" office:value-type="string">
            <text:p>over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ver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4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41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1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41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to</text:p>
          </table:table-cell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4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4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42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4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4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4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7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42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table:style-name="ce23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4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AD</text:p>
          </table:table-cell>
          <table:table-cell table:formula="of:=LEN([.C4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C4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4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AA</text:p>
          </table:table-cell>
          <table:table-cell table:formula="of:=LEN([.C4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7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BA</text:p>
          </table:table-cell>
          <table:table-cell table:formula="of:=LEN([.C43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23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4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44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4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4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4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4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u'pa</text:p>
          </table:table-cell>
          <table:table-cell office:value-type="string">
            <text:p>preposition</text:p>
          </table:table-cell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AB</text:p>
          </table:table-cell>
          <table:table-cell table:formula="of:=LEN([.C445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4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cud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4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4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4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4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45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3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BA</text:p>
          </table:table-cell>
          <table:table-cell table:formula="of:=LEN([.C4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i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ita, 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4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5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4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4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45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hita</text:p>
          </table:table-cell>
          <table:table-cell office:value-type="string">
            <text:p>verb</text:p>
          </table:table-cell>
          <table:table-cell table:style-name="ce29" office:value-type="string">
            <text:p>accept</text:p>
          </table:table-cell>
          <table:table-cell table:style-name="ce31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4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9" office:value-type="string">
            <text:p>achieve</text:p>
          </table:table-cell>
          <table:table-cell table:style-name="ce31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4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9" office:value-type="string">
            <text:p>achieve</text:p>
          </table:table-cell>
          <table:table-cell table:style-name="ce31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4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9" office:value-type="string">
            <text:p>achieve</text:p>
          </table:table-cell>
          <table:table-cell table:style-name="ce31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46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4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9" office:value-type="string">
            <text:p>appear</text:p>
          </table:table-cell>
          <table:table-cell table:style-name="ce31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46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u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4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9" office:value-type="string">
            <text:p>arrive</text:p>
          </table:table-cell>
          <table:table-cell table:style-name="ce31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46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asco</text:p>
          </table:table-cell>
          <table:table-cell office:value-type="string">
            <text:p>verb</text:p>
          </table:table-cell>
          <table:table-cell table:style-name="ce29" office:value-type="string">
            <text:p>askfor</text:p>
          </table:table-cell>
          <table:table-cell table:style-name="ce31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4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mu</text:p>
          </table:table-cell>
          <table:table-cell office:value-type="string">
            <text:p>verb</text:p>
          </table:table-cell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AA</text:p>
          </table:table-cell>
          <table:table-cell table:formula="of:=LEN([.C4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ru</text:p>
          </table:table-cell>
          <table:table-cell office:value-type="string">
            <text:p>verb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4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9" office:value-type="string">
            <text:p>beableto</text:p>
          </table:table-cell>
          <table:table-cell table:style-name="ce31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4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9" office:value-type="string">
            <text:p>beborn</text:p>
          </table:table-cell>
          <table:table-cell table:style-name="ce31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47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AC</text:p>
          </table:table-cell>
          <table:table-cell table:formula="of:=LEN([.C47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mu</text:p>
          </table:table-cell>
          <table:table-cell office:value-type="string">
            <text:p>verb</text:p>
          </table:table-cell>
          <table:table-cell table:style-name="ce29" office:value-type="string">
            <text:p>begin</text:p>
          </table:table-cell>
          <table:table-cell table:style-name="ce31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4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9" office:value-type="string">
            <text:p>believe</text:p>
          </table:table-cell>
          <table:table-cell table:style-name="ce31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47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9" office:value-type="string">
            <text:p>bring</text:p>
          </table:table-cell>
          <table:table-cell table:style-name="ce31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4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AD</text:p>
          </table:table-cell>
          <table:table-cell table:formula="of:=LEN([.C4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476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el</text:p>
          </table:table-cell>
          <table:table-cell office:value-type="string">
            <text:p>verb</text:p>
          </table:table-cell>
          <table:table-cell table:style-name="ce29" office:value-type="string">
            <text:p>call</text:p>
          </table:table-cell>
          <table:table-cell table:style-name="ce31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4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AA</text:p>
          </table:table-cell>
          <table:table-cell table:formula="of:=LEN([.C4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9" office:value-type="string">
            <text:p>carry</text:p>
          </table:table-cell>
          <table:table-cell table:style-name="ce31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47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9" office:value-type="string">
            <text:p>change</text:p>
          </table:table-cell>
          <table:table-cell table:style-name="ce31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4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ni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3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4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9" office:value-type="string">
            <text:p>come</text:p>
          </table:table-cell>
          <table:table-cell table:style-name="ce31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4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AA</text:p>
          </table:table-cell>
          <table:table-cell table:formula="of:=LEN([.C4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9" office:value-type="string">
            <text:p>consider</text:p>
          </table:table-cell>
          <table:table-cell table:style-name="ce31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48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9" office:value-type="string">
            <text:p>convert/change</text:p>
          </table:table-cell>
          <table:table-cell table:style-name="ce31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4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tu'va</text:p>
          </table:table-cell>
          <table:table-cell office:value-type="string">
            <text:p>verb</text:p>
          </table:table-cell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AB</text:p>
          </table:table-cell>
          <table:table-cell table:formula="of:=LEN([.C486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9" office:value-type="string">
            <text:p>count</text:p>
          </table:table-cell>
          <table:table-cell table:style-name="ce31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48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table:style-name="ce29" office:value-type="string">
            <text:p>create</text:p>
          </table:table-cell>
          <table:table-cell table:style-name="ce31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4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4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AA</text:p>
          </table:table-cell>
          <table:table-cell table:formula="of:=LEN([.C49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9" office:value-type="string">
            <text:p>die</text:p>
          </table:table-cell>
          <table:table-cell table:style-name="ce31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49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table:style-name="ce29" office:value-type="string">
            <text:p>direct</text:p>
          </table:table-cell>
          <table:table-cell table:style-name="ce31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49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table:style-name="ce29" office:value-type="string">
            <text:p>discover</text:p>
          </table:table-cell>
          <table:table-cell table:style-name="ce31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493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9" office:value-type="string">
            <text:p>do</text:p>
          </table:table-cell>
          <table:table-cell table:style-name="ce31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CA</text:p>
          </table:table-cell>
          <table:table-cell table:formula="of:=LEN([.C4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4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AC</text:p>
          </table:table-cell>
          <table:table-cell table:formula="of:=LEN([.C4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4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49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9" office:value-type="string">
            <text:p>earn/win</text:p>
          </table:table-cell>
          <table:table-cell table:style-name="ce31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4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5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9" office:value-type="string">
            <text:p>enter</text:p>
          </table:table-cell>
          <table:table-cell table:style-name="ce31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50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9" office:value-type="string">
            <text:p>exist</text:p>
          </table:table-cell>
          <table:table-cell table:style-name="ce31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5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9" office:value-type="string">
            <text:p>explain</text:p>
          </table:table-cell>
          <table:table-cell table:style-name="ce31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0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9" office:value-type="string">
            <text:p>fall</text:p>
          </table:table-cell>
          <table:table-cell table:style-name="ce31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5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50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9" office:value-type="string">
            <text:p>feel</text:p>
          </table:table-cell>
          <table:table-cell table:style-name="ce31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0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trovu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50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table:style-name="ce29" office:value-type="string">
            <text:p>find</text:p>
          </table:table-cell>
          <table:table-cell table:style-name="ce31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50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fertu</text:p>
          </table:table-cell>
          <table:table-cell office:value-type="string">
            <text:p>verb</text:p>
          </table:table-cell>
          <table:table-cell table:style-name="ce29" office:value-type="string">
            <text:p>finish</text:p>
          </table:table-cell>
          <table:table-cell table:style-name="ce31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50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9" office:value-type="string">
            <text:p>finish/end</text:p>
          </table:table-cell>
          <table:table-cell table:style-name="ce31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5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9" office:value-type="string">
            <text:p>follow</text:p>
          </table:table-cell>
          <table:table-cell table:style-name="ce31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9" office:value-type="string">
            <text:p>form/make</text:p>
          </table:table-cell>
          <table:table-cell table:style-name="ce31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5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5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51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 table:style-name="ce29" office:value-type="string">
            <text:p>get</text:p>
          </table:table-cell>
          <table:table-cell table:style-name="ce31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5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tu</text:p>
          </table:table-cell>
          <table:table-cell office:value-type="string">
            <text:p>verb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AA</text:p>
          </table:table-cell>
          <table:table-cell table:formula="of:=LEN([.C5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9" office:value-type="string">
            <text:p>getup/raise</text:p>
          </table:table-cell>
          <table:table-cell table:style-name="ce31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table:style-name="ce29" office:value-type="string">
            <text:p>give</text:p>
          </table:table-cell>
          <table:table-cell table:style-name="ce31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5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</text:p>
          </table:table-cell>
          <table:table-cell office:value-type="string">
            <text:p>verb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'go</text:p>
          </table:table-cell>
          <table:table-cell office:value-type="string">
            <text:p>verb</text:p>
          </table:table-cell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21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</text:p>
          </table:table-cell>
          <table:table-cell office:value-type="string">
            <text:p>verb</text:p>
          </table:table-cell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52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</text:p>
          </table:table-cell>
          <table:table-cell office:value-type="string">
            <text:p>verb</text:p>
          </table:table-cell>
          <table:table-cell table:style-name="ce29" office:value-type="string">
            <text:p>go</text:p>
          </table:table-cell>
          <table:table-cell table:style-name="ce31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'go</text:p>
          </table:table-cell>
          <table:table-cell office:value-type="string">
            <text:p>verb</text:p>
          </table:table-cell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AC</text:p>
          </table:table-cell>
          <table:table-cell table:formula="of:=LEN([.C524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9" office:value-type="string">
            <text:p>goout</text:p>
          </table:table-cell>
          <table:table-cell table:style-name="ce31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AD</text:p>
          </table:table-cell>
          <table:table-cell table:formula="of:=LEN([.C5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5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AB</text:p>
          </table:table-cell>
          <table:table-cell table:formula="of:=LEN([.C52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9" office:value-type="string">
            <text:p>happen/pass</text:p>
          </table:table-cell>
          <table:table-cell table:style-name="ce31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5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5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haru</text:p>
          </table:table-cell>
          <table:table-cell office:value-type="string">
            <text:p>verb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AA</text:p>
          </table:table-cell>
          <table:table-cell table:formula="of:=LEN([.C5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9" office:value-type="string">
            <text:p>have</text:p>
          </table:table-cell>
          <table:table-cell table:style-name="ce31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9" office:value-type="string">
            <text:p>have</text:p>
          </table:table-cell>
          <table:table-cell table:style-name="ce31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iru</text:p>
          </table:table-cell>
          <table:table-cell office:value-type="string">
            <text:p>verb</text:p>
          </table:table-cell>
          <table:table-cell table:style-name="ce29" office:value-type="string">
            <text:p>hear</text:p>
          </table:table-cell>
          <table:table-cell table:style-name="ce31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5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da</text:p>
          </table:table-cell>
          <table:table-cell office:value-type="string">
            <text:p>verb</text:p>
          </table:table-cell>
          <table:table-cell table:style-name="ce29" office:value-type="string">
            <text:p>help</text:p>
          </table:table-cell>
          <table:table-cell table:style-name="ce31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5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xto</text:p>
          </table:table-cell>
          <table:table-cell office:value-type="string">
            <text:p>verb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AA</text:p>
          </table:table-cell>
          <table:table-cell table:formula="of:=LEN([.C5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537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9" office:value-type="string">
            <text:p>introduce/present</text:p>
          </table:table-cell>
          <table:table-cell table:style-name="ce31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o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5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5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table:style-name="ce29" office:value-type="string">
            <text:p>know</text:p>
          </table:table-cell>
          <table:table-cell table:style-name="ce31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54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9" office:value-type="string">
            <text:p>know/meet</text:p>
          </table:table-cell>
          <table:table-cell table:style-name="ce31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4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54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9" office:value-type="string">
            <text:p>leave</text:p>
          </table:table-cell>
          <table:table-cell table:style-name="ce31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54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9" office:value-type="string">
            <text:p>leave/allow</text:p>
          </table:table-cell>
          <table:table-cell table:style-name="ce31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to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9" office:value-type="string">
            <text:p>like</text:p>
          </table:table-cell>
          <table:table-cell table:style-name="ce31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9" office:value-type="string">
            <text:p>listen</text:p>
          </table:table-cell>
          <table:table-cell table:style-name="ce31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9" office:value-type="string">
            <text:p>live</text:p>
          </table:table-cell>
          <table:table-cell table:style-name="ce31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55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9" office:value-type="string">
            <text:p>lookfor</text:p>
          </table:table-cell>
          <table:table-cell table:style-name="ce31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55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9" office:value-type="string">
            <text:p>lose</text:p>
          </table:table-cell>
          <table:table-cell table:style-name="ce31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5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55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9" office:value-type="string">
            <text:p>maintain/keep</text:p>
          </table:table-cell>
          <table:table-cell table:style-name="ce31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55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ke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5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55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9" office:value-type="string">
            <text:p>need</text:p>
          </table:table-cell>
          <table:table-cell table:style-name="ce31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9" office:value-type="string">
            <text:p>occur/happen</text:p>
          </table:table-cell>
          <table:table-cell table:style-name="ce31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5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9" office:value-type="string">
            <text:p>offer</text:p>
          </table:table-cell>
          <table:table-cell table:style-name="ce31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5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9" office:value-type="string">
            <text:p>open</text:p>
          </table:table-cell>
          <table:table-cell table:style-name="ce31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56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56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9" office:value-type="string">
            <text:p>owe</text:p>
          </table:table-cell>
          <table:table-cell table:style-name="ce31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5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9" office:value-type="string">
            <text:p>pay</text:p>
          </table:table-cell>
          <table:table-cell table:style-name="ce31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5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9" office:value-type="string">
            <text:p>permit/allow</text:p>
          </table:table-cell>
          <table:table-cell table:style-name="ce31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566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9" office:value-type="string">
            <text:p>play</text:p>
          </table:table-cell>
          <table:table-cell table:style-name="ce31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56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9" office:value-type="string">
            <text:p>produce</text:p>
          </table:table-cell>
          <table:table-cell table:style-name="ce31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6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569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9" office:value-type="string">
            <text:p>put</text:p>
          </table:table-cell>
          <table:table-cell table:style-name="ce31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5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5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AA</text:p>
          </table:table-cell>
          <table:table-cell table:formula="of:=LEN([.C5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9" office:value-type="string">
            <text:p>reach</text:p>
          </table:table-cell>
          <table:table-cell table:style-name="ce31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7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9" office:value-type="string">
            <text:p>read</text:p>
          </table:table-cell>
          <table:table-cell table:style-name="ce31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5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9" office:value-type="string">
            <text:p>receive</text:p>
          </table:table-cell>
          <table:table-cell table:style-name="ce31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575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9" office:value-type="string">
            <text:p>recognize</text:p>
          </table:table-cell>
          <table:table-cell table:style-name="ce31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5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9" office:value-type="string">
            <text:p>remember</text:p>
          </table:table-cell>
          <table:table-cell table:style-name="ce31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5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9" office:value-type="string">
            <text:p>return/comeback</text:p>
          </table:table-cell>
          <table:table-cell table:style-name="ce31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5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n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57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table:style-name="ce29" office:value-type="string">
            <text:p>run</text:p>
          </table:table-cell>
          <table:table-cell table:style-name="ce31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CA</text:p>
          </table:table-cell>
          <table:table-cell table:formula="of:=LEN([.C5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5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5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5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9" office:value-type="string">
            <text:p>say</text:p>
          </table:table-cell>
          <table:table-cell table:style-name="ce31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5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ire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5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5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9" office:value-type="string">
            <text:p>seem</text:p>
          </table:table-cell>
          <table:table-cell table:style-name="ce31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5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9" office:value-type="string">
            <text:p>serve/function</text:p>
          </table:table-cell>
          <table:table-cell table:style-name="ce31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5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osa</text:p>
          </table:table-cell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5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5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5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59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table:style-name="ce29" office:value-type="string">
            <text:p>speak/talk</text:p>
          </table:table-cell>
          <table:table-cell table:style-name="ce31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59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table:style-name="ce29" office:value-type="string">
            <text:p>start</text:p>
          </table:table-cell>
          <table:table-cell table:style-name="ce31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59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table:style-name="ce29" office:value-type="string">
            <text:p>stay</text:p>
          </table:table-cell>
          <table:table-cell table:style-name="ce31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5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9" office:value-type="string">
            <text:p>stop</text:p>
          </table:table-cell>
          <table:table-cell table:style-name="ce31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5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AB</text:p>
          </table:table-cell>
          <table:table-cell table:formula="of:=LEN([.C59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table:style-name="ce29" office:value-type="string">
            <text:p>study</text:p>
          </table:table-cell>
          <table:table-cell table:style-name="ce31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59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9" office:value-type="string">
            <text:p>suppose</text:p>
          </table:table-cell>
          <table:table-cell table:style-name="ce31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6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9" office:value-type="string">
            <text:p>take</text:p>
          </table:table-cell>
          <table:table-cell table:style-name="ce31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6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6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9" office:value-type="string">
            <text:p>takeout</text:p>
          </table:table-cell>
          <table:table-cell table:style-name="ce31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6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t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6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n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60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9" office:value-type="string">
            <text:p>touch/play</text:p>
          </table:table-cell>
          <table:table-cell table:style-name="ce31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6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9" office:value-type="string">
            <text:p>treat</text:p>
          </table:table-cell>
          <table:table-cell table:style-name="ce31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6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9" office:value-type="string">
            <text:p>try</text:p>
          </table:table-cell>
          <table:table-cell table:style-name="ce31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60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9" office:value-type="string">
            <text:p>turnout</text:p>
          </table:table-cell>
          <table:table-cell table:style-name="ce31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6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9" office:value-type="string">
            <text:p>understand</text:p>
          </table:table-cell>
          <table:table-cell table:style-name="ce31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6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9" office:value-type="string">
            <text:p>use</text:p>
          </table:table-cell>
          <table:table-cell table:style-name="ce31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61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9" office:value-type="string">
            <text:p>wait</text:p>
          </table:table-cell>
          <table:table-cell table:style-name="ce31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6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6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6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AA</text:p>
          </table:table-cell>
          <table:table-cell table:formula="of:=LEN([.C61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6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 table:style-name="ce29" office:value-type="string">
            <text:p>watch/lookat</text:p>
          </table:table-cell>
          <table:table-cell table:style-name="ce31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6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6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6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6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6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'ufu</text:p>
          </table:table-cell>
          <table:table-cell office:value-type="string">
            <text:p>verb</text:p>
          </table:table-cell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AC</text:p>
          </table:table-cell>
          <table:table-cell table:formula="of:=LEN([.C622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623])" office:value-type="float" office:value="5">
            <text:p>5</text:p>
          </table:table-cell>
          <table:table-cell table:number-columns-repeated="1008"/>
        </table:table-row>
        <table:table-row table:style-name="ro1" table:number-rows-repeated="104795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23">
          <table:sort>
            <table:sort-by table:field-number="3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10/08/2019</text:date>, <text:time>04:4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08T04:47:50.68</dc:date>
    <meta:editing-duration>P6DT21H8M24S</meta:editing-duration>
    <meta:editing-cycles>70</meta:editing-cycles>
    <meta:document-statistic meta:table-count="10" meta:cell-count="8112" meta:object-count="0"/>
  </office:meta>
</office:document-meta>
</file>